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3" style:family="paragraph" style:parent-style-name="Standard">
      <style:text-properties style:font-name="Times New Roman" officeooo:paragraph-rsid="0010c41e"/>
    </style:style>
    <style:style style:name="P4" style:family="paragraph" style:parent-style-name="Standard">
      <style:text-properties officeooo:paragraph-rsid="0010c41e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-Roman" fo:font-size="12pt" fo:font-weight="normal" style:font-size-asian="12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0c41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0c41e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0c41e"/>
    </style:style>
    <style:style style:name="P11" style:family="paragraph" style:parent-style-name="Standard">
      <style:paragraph-properties fo:margin-left="0cm" fo:margin-right="-1.762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12" style:family="paragraph" style:parent-style-name="Standard">
      <style:paragraph-properties fo:margin-left="0cm" fo:margin-right="-1.762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13" style:family="paragraph" style:parent-style-name="Standard">
      <style:paragraph-properties fo:margin-left="0cm" fo:margin-right="-1.762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-1.762cm" fo:text-indent="0cm" style:auto-text-indent="false">
        <style:tab-stops>
          <style:tab-stop style:position="0cm"/>
        </style:tab-stops>
      </style:paragraph-properties>
    </style:style>
    <style:style style:name="P15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-2.35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margin-left="0cm" fo:margin-right="-2.35cm" fo:text-indent="0cm" style:auto-text-indent="false">
        <style:tab-stops>
          <style:tab-stop style:position="0cm"/>
          <style:tab-stop style:position="12.019cm" style:type="center"/>
        </style:tab-stops>
      </style:paragraph-properties>
    </style:style>
    <style:style style:name="P20" style:family="paragraph" style:parent-style-name="Standard" style:master-page-name="Standard">
      <style:paragraph-properties style:page-number="auto"/>
      <style:text-properties fo:color="#000000" style:font-name="TimesNewRomanPSMT" fo:font-size="10pt" style:font-size-asian="10pt"/>
    </style:style>
    <style:style style:name="T1" style:family="text">
      <style:text-properties fo:color="#000000" style:font-name="TimesNewRomanPSMT" fo:font-size="14pt" fo:font-weight="bold" style:font-size-asian="14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/>
    </style:style>
    <style:style style:name="T3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4" style:family="text">
      <style:text-properties fo:color="#000000" style:font-name="TimesNewRomanPSMT" fo:font-size="12pt" fo:font-weight="normal" style:font-size-asian="12pt" style:font-weight-asian="normal"/>
    </style:style>
    <style:style style:name="T5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style:font-name="TimesNewRomanPSMT" fo:font-size="8pt" fo:font-weight="bold" style:font-size-asian="8pt" style:font-weight-asian="bold"/>
    </style:style>
    <style:style style:name="T8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9" style:family="text">
      <style:text-properties fo:color="#000000" style:font-name="Times New Roman" fo:font-size="12pt" fo:font-weight="normal" style:font-size-asian="12pt" style:font-weight-asian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<text:span text:style-name="T1">Dichiarazione sostitutiva di certificazione </text:span></text:p>
      <text:p text:style-name="P2"><text:span text:style-name="T2">(Art. 46 T.U. 28-12-2000 n.445)</text:span></text:p>
      <text:p text:style-name="P1"/>
      <text:p text:style-name="P3"><text:span text:style-name="T8">I</text:span>o sottoscritt{%= @oa %} <text:span text:style-name="T10">{%= @persona.nome %} {%= @persona.cognome %}</text:span>, codice fiscale <text:span text:style-name="T10">{%= @persona.codice_fiscale %}</text:span>,</text:p>
      <text:p text:style-name="P4"><text:span text:style-name="T11">nat{%= @oa%} a </text:span><text:span text:style-name="T12">{%= @persona.comune_nascita %}</text:span><text:span text:style-name="T11"> il </text:span><text:span text:style-name="T12">{%= @persona.data_nascita.lformat(:short) %}</text:span><text:span text:style-name="T11">, </text:span></text:p>
      <text:p text:style-name="P8"><text:span text:style-name="T4">residente a </text:span><text:span text:style-name="T3">{%= @persona.indirizzo_residenza.comune %}</text:span><text:span text:style-name="T4"> in </text:span><text:span text:style-name="T3">{%= @persona.indirizzo_residenza.to_s %}</text:span><text:span text:style-name="T5">,</text:span></text:p>
      <text:p text:style-name="P6"><text:span text:style-name="T4">consapevole delle sanzioni penali, nel caso di dichiarazioni non veritiere, di formazione o uso di atti falsi, richiamate dall'art.76 del D.P.R. 445 del 28 Dicembre 2000</text:span></text:p>
      <text:p text:style-name="P11"/>
      <text:p text:style-name="P13"><text:span text:style-name="T2">DICHIARO</text:span></text:p>
      <text:p text:style-name="P12"/>
      <text:p text:style-name="Standard"><text:span text:style-name="T4">1. <text:s text:c="2"/>di essere legale rappresentante di . . . . . . . . . . . . . . . . . . . . . . . . . . . .</text:span></text:p>
      <text:p text:style-name="Standard"><text:span text:style-name="T4">2. <text:s text:c="2"/>di essere tutore di <text:s/>. . . . . . . . . . . . . . . . . . . . . . . . . . . . . . . . . . . . . . . .</text:span></text:p>
      <text:p text:style-name="P14"><text:span text:style-name="T4">3. <text:s text:c="2"/>di essere curatore di <text:s/>. . . . . . . . . . . . . . . . . . . . . . . . . . . . . . . . . . . . . .</text:span></text:p>
      <text:p text:style-name="P11"/>
      <text:p text:style-name="P9"><text:span text:style-name="T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span></text:p>
      <text:p text:style-name="P7"/>
      <text:p text:style-name="P15"/>
      <text:p text:style-name="P10"><text:span text:style-name="T5">……………………………, <text:s/></text:span><text:span text:style-name="T9">li <text:s/>{%= @data %}</text:span></text:p>
      <text:p text:style-name="P18"><text:span text:style-name="T4"><text:s text:c="18"/></text:span><text:span text:style-name="T6">(luogo)</text:span></text:p>
      <text:p text:style-name="P18"/>
      <text:p text:style-name="P18"/>
      <text:p text:style-name="P18"><text:span text:style-name="T6"/></text:p>
      <text:p text:style-name="P19"><text:span text:style-name="T4"><text:tab/>………………………………</text:span></text:p>
      <text:p text:style-name="P17"/>
      <text:p text:style-name="P19"><text:span text:style-name="T6"><text:tab/>(firma non autenticata)</text:span></text:p>
      <text:p text:style-name="P16"/>
      <text:p text:style-name="P6"><text:span text:style-name="T7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.54cm" fo:margin-right="2.54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MacOSX_x86 LibreOffice_project/3fd416d4c6db7d3204c17ce57a1d70f6e531ee21</meta:generator>
    <meta:document-statistic meta:table-count="0" meta:image-count="0" meta:object-count="0" meta:page-count="1" meta:paragraph-count="16" meta:word-count="280" meta:character-count="1500" meta:non-whitespace-character-count="1196"/>
  </office:meta>
</office:document-meta>
</file>